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986in" fo:margin-left="0in" fo:margin-top="0in" fo:margin-bottom="0in" table:align="left" style:writing-mode="lr-tb"/>
    </style:style>
    <style:style style:name="Table1.A" style:family="table-column">
      <style:table-column-properties style:column-width="1.2764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17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fo:color="#ed7d31" style:text-outline="true" fo:font-size="22pt" fo:font-weight="bold" style:font-size-asian="22pt" style:font-weight-asian="bold" style:font-size-complex="2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c9211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c9211e" officeooo:paragraph-rsid="00073e25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ed7d31" style:text-outline="true" fo:font-size="22pt" fo:font-weight="bold" style:font-size-asian="22pt" style:font-weight-asian="bold" style:font-size-complex="22pt"/>
    </style:style>
    <style:style style:name="T2" style:family="text">
      <style:text-properties fo:color="#4472c4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ffc000" fo:font-weight="bold" style:font-weight-asian="bold"/>
    </style:style>
    <style:style style:name="T6" style:family="text">
      <style:text-properties officeooo:rsid="00073e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RÚBRICA PARA EVALUAR A LOS COMPAÑEROS DE MI EQUIPO </text:span></text:p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1.1">
          <table:table-cell table:style-name="Table1.A1" office:value-type="string">
            <text:p text:style-name="P2"><text:span text:style-name="T2">TRABAJO PERSONAL</text:span></text:p>
          </table:table-cell>
          <table:table-cell table:style-name="Table1.A1" office:value-type="string">
            <text:p text:style-name="P2"><text:span text:style-name="T5">Excelente</text:span></text:p>
          </table:table-cell>
          <table:table-cell table:style-name="Table1.A1" office:value-type="string">
            <text:p text:style-name="P2"><text:span text:style-name="T5">Bueno</text:span></text:p>
          </table:table-cell>
          <table:table-cell table:style-name="Table1.A1" office:value-type="string">
            <text:p text:style-name="P2"><text:span text:style-name="T5">Satisfactorio</text:span></text:p>
          </table:table-cell>
          <table:table-cell table:style-name="Table1.A1" office:value-type="string">
            <text:p text:style-name="P2"><text:span text:style-name="T5">Deficient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Participa en el grupo aportando ideas durante la preparación del reto.</text:span></text:p>
          </table:table-cell>
          <table:table-cell table:style-name="Table1.A1" office:value-type="string">
            <text:p text:style-name="P2">Participa totalmente</text:p>
            <text:p text:style-name="P3">-<text:span text:style-name="T6">Jaume</text:span></text:p>
            <text:p text:style-name="P3">-<text:span text:style-name="T6">Raul</text:span></text:p>
            <text:p text:style-name="P3">-<text:span text:style-name="T6">Isabel</text:span></text:p>
          </table:table-cell>
          <table:table-cell table:style-name="Table1.A1" office:value-type="string">
            <text:p text:style-name="P2">Participa bastante</text:p>
          </table:table-cell>
          <table:table-cell table:style-name="Table1.A1" office:value-type="string">
            <text:p text:style-name="P2">Apenas participa</text:p>
          </table:table-cell>
          <table:table-cell table:style-name="Table1.A1" office:value-type="string">
            <text:p text:style-name="P2">No participa</text:p>
          </table:table-cell>
        </table:table-row>
        <table:table-row table:style-name="Table1.1">
          <table:table-cell table:style-name="Table1.A1" office:value-type="string">
            <text:p text:style-name="P2"><text:span text:style-name="T3">Es responsable con la parte del trabajo asignada en la resolución del reto. </text:span></text:p>
          </table:table-cell>
          <table:table-cell table:style-name="Table1.A1" office:value-type="string">
            <text:p text:style-name="P2">Sí, ha realizado todo los que tenía que hacer</text:p>
            <text:p text:style-name="P4">-<text:span text:style-name="T6">Jaume</text:span></text:p>
            <text:p text:style-name="P4">-<text:span text:style-name="T6">Raul</text:span></text:p>
            <text:p text:style-name="P4">-<text:span text:style-name="T6">Isabel</text:span></text:p>
          </table:table-cell>
          <table:table-cell table:style-name="Table1.A1" office:value-type="string">
            <text:p text:style-name="P2">Ha hecho casi todo lo que tenía que hacer</text:p>
          </table:table-cell>
          <table:table-cell table:style-name="Table1.A1" office:value-type="string">
            <text:p text:style-name="P2">Ha hecho mucho menos de lo que tenía que hacer</text:p>
          </table:table-cell>
          <table:table-cell table:style-name="Table1.A1" office:value-type="string">
            <text:p text:style-name="P2">No ha hecho nada</text:p>
          </table:table-cell>
        </table:table-row>
        <table:table-row table:style-name="Table1.1">
          <table:table-cell table:style-name="Table1.A1" office:value-type="string">
            <text:p text:style-name="P2"><text:span text:style-name="T3">Participa en el grupo durante la corrección del reto.</text:span></text:p>
          </table:table-cell>
          <table:table-cell table:style-name="Table1.A1" office:value-type="string">
            <text:p text:style-name="P2">Participa totalmente</text:p>
            <text:p text:style-name="P4">-<text:span text:style-name="T6">Jaume</text:span></text:p>
            <text:p text:style-name="P4">-<text:span text:style-name="T6">Raul</text:span></text:p>
            <text:p text:style-name="P4">-<text:span text:style-name="T6">Isabel</text:span></text:p>
            <text:p text:style-name="P4"/>
          </table:table-cell>
          <table:table-cell table:style-name="Table1.A1" office:value-type="string">
            <text:p text:style-name="P2">Participa bastante</text:p>
          </table:table-cell>
          <table:table-cell table:style-name="Table1.A1" office:value-type="string">
            <text:p text:style-name="P2">Apenas participa</text:p>
          </table:table-cell>
          <table:table-cell table:style-name="Table1.A1" office:value-type="string">
            <text:p text:style-name="P2">No participa</text:p>
          </table:table-cell>
        </table:table-row>
        <table:table-row table:style-name="Table1.1">
          <table:table-cell table:style-name="Table1.A1" office:value-type="string">
            <text:p text:style-name="P2"><text:span text:style-name="T3">Escucha activamente a los demás</text:span></text:p>
          </table:table-cell>
          <table:table-cell table:style-name="Table1.A1" office:value-type="string">
            <text:p text:style-name="P2">Escucha y respeta opiniones</text:p>
            <text:p text:style-name="P4">-<text:span text:style-name="T6">Jaume</text:span></text:p>
            <text:p text:style-name="P4">-<text:span text:style-name="T6">Raul</text:span></text:p>
            <text:p text:style-name="P4">-<text:span text:style-name="T6">Isabel</text:span></text:p>
          </table:table-cell>
          <table:table-cell table:style-name="Table1.A1" office:value-type="string">
            <text:p text:style-name="P2">Escucha a los demás, pero interrumpe a veces</text:p>
          </table:table-cell>
          <table:table-cell table:style-name="Table1.A1" office:value-type="string">
            <text:p text:style-name="P2">Interrumpe a los compañeros</text:p>
          </table:table-cell>
          <table:table-cell table:style-name="Table1.A1" office:value-type="string">
            <text:p text:style-name="P2">No deja escuchar a los demás</text:p>
          </table:table-cell>
        </table:table-row>
        <table:table-row table:style-name="Table1.1">
          <table:table-cell table:style-name="Table1.A1" office:value-type="string">
            <text:p text:style-name="P2"><text:span text:style-name="T3">Acepta las opiniones de los miembros del grupo</text:span></text:p>
          </table:table-cell>
          <table:table-cell table:style-name="Table1.A1" office:value-type="string">
            <text:p text:style-name="P2">Acepta lo que se le comenta</text:p>
            <text:p text:style-name="P4">-<text:span text:style-name="T6">Jaume</text:span></text:p>
            <text:p text:style-name="P4">-<text:span text:style-name="T6">Raul</text:span></text:p>
            <text:p text:style-name="P4">-<text:span text:style-name="T6">Isabel</text:span></text:p>
            <text:p text:style-name="P4"/>
          </table:table-cell>
          <table:table-cell table:style-name="Table1.A1" office:value-type="string">
            <text:p text:style-name="P2">Acepta lo que le dice, pero pone excusas</text:p>
          </table:table-cell>
          <table:table-cell table:style-name="Table1.A1" office:value-type="string">
            <text:p text:style-name="P2">A veces acepta las opiniones, otras no</text:p>
          </table:table-cell>
          <table:table-cell table:style-name="Table1.A1" office:value-type="string">
            <text:p text:style-name="P2">No acepta las opiniones de los demás</text:p>
          </table:table-cell>
        </table:table-row>
        <table:table-row table:style-name="Table1.1">
          <table:table-cell table:style-name="Table1.A1" office:value-type="string">
            <text:p text:style-name="P2"><text:span text:style-name="T3">Es respetuoso y no entorpece el trabajo del grupo</text:span></text:p>
          </table:table-cell>
          <table:table-cell table:style-name="Table1.A1" office:value-type="string">
            <text:p text:style-name="P2">Respeta a todo el mundo</text:p>
            <text:p text:style-name="P4">-<text:span text:style-name="T6">Jaume</text:span></text:p>
            <text:p text:style-name="P4">-<text:span text:style-name="T6">Raul</text:span></text:p>
            <text:p text:style-name="P4">-<text:span text:style-name="T6">Isabel</text:span></text:p>
          </table:table-cell>
          <table:table-cell table:style-name="Table1.A1" office:value-type="string">
            <text:p text:style-name="P2">Respeta, aunque a algún miembro del grupo no</text:p>
          </table:table-cell>
          <table:table-cell table:style-name="Table1.A1" office:value-type="string">
            <text:p text:style-name="P2">Apenas respeta a los demás</text:p>
          </table:table-cell>
          <table:table-cell table:style-name="Table1.A1" office:value-type="string">
            <text:p text:style-name="P2">No respeta a nadi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uenta Microsoft</meta:initial-creator>
    <meta:editing-cycles>4</meta:editing-cycles>
    <meta:creation-date>2022-05-05T16:16:00</meta:creation-date>
    <dc:date>2022-05-09T16:31:00.790482416</dc:date>
    <meta:editing-duration>PT15M58S</meta:editing-duration>
    <meta:generator>LibreOffice/6.4.7.2$Linux_X86_64 LibreOffice_project/40$Build-2</meta:generator>
    <meta:document-statistic meta:table-count="1" meta:image-count="0" meta:object-count="0" meta:page-count="1" meta:paragraph-count="54" meta:word-count="208" meta:character-count="1195" meta:non-whitespace-character-count="10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